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adornments="Regular" style:font-family-generic="swiss" style:font-pitch="variable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01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80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3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94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1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07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0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469cm" style:use-optimal-column-width="false"/>
    </style:style>
    <style:style style:name="co2" style:family="table-column">
      <style:table-column-properties style:column-width="2.47cm" style:use-optimal-column-width="false"/>
    </style:style>
    <style:style style:name="ro1" style:family="table-row">
      <style:table-row-properties style:row-height="0.912cm" style:use-optimal-row-height="false"/>
    </style:style>
    <style:style style:name="P1" style:family="paragraph">
      <style:text-properties style:font-name="Fira Sans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style:font-name="Fira Sans1"/>
    </style:style>
    <style:style style:name="P6" style:family="paragraph">
      <loext:graphic-properties draw:fill="none" draw:fill-color="#ffffff"/>
    </style:style>
    <style:style style:name="T1" style:family="text">
      <style:text-properties style:font-name="Fira Sans1"/>
    </style:style>
    <style:style style:name="T2" style:family="text">
      <style:text-properties style:font-name="Fira Sans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Felipe Coutinho - 2024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s </text:span><text:span text:style-name="T1">&amp; </text:span><text:span text:style-name="T1">Me</text:span><text:span text:style-name="T1">ta</text:span><text:span text:style-name="T1">he</text:span><text:span text:style-name="T1">uri</text:span><text:span text:style-name="T1">sti</text:span><text:span text:style-name="T1">cs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et Covering Proble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</text:span><text:span text:style-name="T1">pr</text:span><text:span text:style-name="T1">es</text:span><text:span text:style-name="T1">en</text:span><text:span text:style-name="T1">tat</text:span><text:span text:style-name="T1">ion</text:span></text:p>
          </draw:text-box>
        </draw:frame>
        <draw:frame draw:style-name="gr2" draw:layer="layout" svg:width="7.407cm" svg:height="7.295cm" svg:x="10.437cm" svg:y="4.725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.763cm" svg:height="1.014cm" svg:x="12.686cm" svg:y="3.497cm">
          <draw:text-box>
            <text:p><text:span text:style-name="T1">Subsets</text:span></text:p>
          </draw:text-box>
        </draw:frame>
        <draw:frame draw:style-name="gr4" draw:text-style-name="P5" draw:layer="layout" svg:width="3.81cm" svg:height="1.013cm" draw:transform="rotate (1.5707963267949) translate (8.255cm 10.16cm)">
          <draw:text-box>
            <text:p><text:span text:style-name="T1">Elemen</text:span><text:span text:style-name="T1">ts</text:span></text:p>
          </draw:text-box>
        </draw:frame>
        <draw:frame draw:style-name="gr5" draw:text-style-name="P5" draw:layer="layout" svg:width="5.518cm" svg:height="1.013cm" svg:x="19.886cm" svg:y="7.62cm">
          <draw:text-box>
            <text:p><text:span text:style-name="T1">Solutio</text:span><text:span text:style-name="T1">n = [1, </text:span><text:span text:style-name="T1">2, 3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 1</text:span></text:p>
          </draw:text-box>
        </draw:frame>
        <draw:frame draw:style-name="gr6" draw:text-style-name="P6" draw:layer="layout" svg:width="14.514cm" svg:height="0.962cm" svg:x="7.08cm" svg:y="2.848cm">
          <draw:text-box>
            <text:p>Dispatching rule: select max. uncovered elements</text:p>
          </draw:text-box>
        </draw:frame>
        <draw:frame draw:style-name="gr2" draw:layer="layout" svg:width="7.407cm" svg:height="7.295cm" svg:x="1.097cm" svg:y="5.86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6" draw:layer="layout" svg:width="2.21cm" svg:height="1.673cm" svg:x="1.205cm" svg:y="4.788cm">
          <draw:text-box>
            <text:p>N = 2</text:p>
          </draw:text-box>
        </draw:frame>
        <draw:frame draw:style-name="gr7" draw:text-style-name="P6" draw:layer="layout" svg:width="2.21cm" svg:height="1.673cm" svg:x="3.965cm" svg:y="4.788cm">
          <draw:text-box>
            <text:p>N = 3</text:p>
          </draw:text-box>
        </draw:frame>
        <draw:frame draw:style-name="gr7" draw:text-style-name="P6" draw:layer="layout" svg:width="2.21cm" svg:height="1.673cm" svg:x="6.725cm" svg:y="4.788cm">
          <draw:text-box>
            <text:p>N = 4</text:p>
          </draw:text-box>
        </draw:frame>
        <draw:frame draw:style-name="gr8" draw:text-style-name="P5" draw:layer="layout" svg:width="4.306cm" svg:height="1.013cm" svg:x="8.966cm" svg:y="8.512cm">
          <draw:text-box>
            <text:p><text:span text:style-name="T1">Solutio</text:span><text:span text:style-name="T1">n = [3]</text:span></text:p>
          </draw:text-box>
        </draw:frame>
        <draw:frame draw:style-name="gr2" xml:id="id1" draw:id="id1" draw:layer="layout" svg:width="7.407cm" svg:height="7.295cm" svg:x="14.497cm" svg:y="6.0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6" xml:id="id2" draw:id="id2" draw:layer="layout" svg:width="2.21cm" svg:height="1.673cm" svg:x="14.605cm" svg:y="4.964cm">
          <draw:text-box>
            <text:p>N = 1</text:p>
          </draw:text-box>
        </draw:frame>
        <draw:frame draw:style-name="gr7" draw:text-style-name="P6" xml:id="id3" draw:id="id3" draw:layer="layout" svg:width="2.21cm" svg:height="1.673cm" svg:x="17.365cm" svg:y="4.964cm">
          <draw:text-box>
            <text:p>N = 3</text:p>
          </draw:text-box>
        </draw:frame>
        <draw:frame draw:style-name="gr7" draw:text-style-name="P6" xml:id="id4" draw:id="id4" draw:layer="layout" svg:width="2.21cm" svg:height="1.673cm" svg:x="20.125cm" svg:y="4.964cm">
          <draw:text-box>
            <text:p>N = 0</text:p>
          </draw:text-box>
        </draw:frame>
        <draw:frame draw:style-name="gr9" draw:text-style-name="P5" xml:id="id5" draw:id="id5" draw:layer="layout" svg:width="4.941cm" svg:height="1.013cm" svg:x="22.366cm" svg:y="8.688cm">
          <draw:text-box>
            <text:p><text:span text:style-name="T1">Solution = [3, 2]</text:span></text:p>
          </draw:text-box>
        </draw:frame>
        <draw:frame draw:style-name="gr10" draw:text-style-name="P5" draw:layer="layout" svg:width="9.45cm" svg:height="1.013cm" svg:x="18.415cm" svg:y="1.527cm">
          <draw:text-box>
            <text:p><text:span text:style-name="T1">Greedy, </text:span><text:span text:style-name="T1">Dynami</text:span><text:span text:style-name="T1">c, </text:span><text:span text:style-name="T1">Determ</text:span><text:span text:style-name="T1">inist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 2</text:span></text:p>
          </draw:text-box>
        </draw:frame>
        <draw:frame draw:style-name="gr2" draw:layer="layout" svg:width="7.407cm" svg:height="7.295cm" svg:x="1.097cm" svg:y="5.86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6" draw:layer="layout" svg:width="2.336cm" svg:height="1.673cm" svg:x="1.005cm" svg:y="4.788cm">
          <draw:text-box>
            <text:p>N = 2</text:p>
          </draw:text-box>
        </draw:frame>
        <draw:frame draw:style-name="gr7" draw:text-style-name="P6" draw:layer="layout" svg:width="2.336cm" svg:height="1.673cm" svg:x="3.922cm" svg:y="4.788cm">
          <draw:text-box>
            <text:p>N = 3</text:p>
          </draw:text-box>
        </draw:frame>
        <draw:frame draw:style-name="gr7" draw:text-style-name="P6" draw:layer="layout" svg:width="2.336cm" svg:height="1.673cm" svg:x="6.839cm" svg:y="4.788cm">
          <draw:text-box>
            <text:p>N = 4</text:p>
          </draw:text-box>
        </draw:frame>
        <draw:frame draw:style-name="gr8" draw:text-style-name="P5" draw:layer="layout" svg:width="4.306cm" svg:height="1.013cm" svg:x="8.966cm" svg:y="8.512cm">
          <draw:text-box>
            <text:p><text:span text:style-name="T1">Solutio</text:span><text:span text:style-name="T1">n = [3]</text:span></text:p>
          </draw:text-box>
        </draw:frame>
        <draw:frame draw:style-name="gr2" xml:id="id6" draw:id="id6" draw:layer="layout" svg:width="7.407cm" svg:height="7.295cm" svg:x="14.497cm" svg:y="6.0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6" xml:id="id7" draw:id="id7" draw:layer="layout" svg:width="2.336cm" svg:height="1.673cm" svg:x="14.395cm" svg:y="4.964cm">
          <draw:text-box>
            <text:p>N = 1</text:p>
          </draw:text-box>
        </draw:frame>
        <draw:frame draw:style-name="gr7" draw:text-style-name="P6" xml:id="id8" draw:id="id8" draw:layer="layout" svg:width="2.336cm" svg:height="1.673cm" svg:x="17.312cm" svg:y="4.964cm">
          <draw:text-box>
            <text:p>N = 3</text:p>
          </draw:text-box>
        </draw:frame>
        <draw:frame draw:style-name="gr7" draw:text-style-name="P6" xml:id="id9" draw:id="id9" draw:layer="layout" svg:width="2.336cm" svg:height="1.673cm" svg:x="20.229cm" svg:y="4.964cm">
          <draw:text-box>
            <text:p>N = 0</text:p>
          </draw:text-box>
        </draw:frame>
        <draw:frame draw:style-name="gr11" draw:text-style-name="P5" xml:id="id10" draw:id="id10" draw:layer="layout" svg:width="4.901cm" svg:height="1.013cm" svg:x="22.366cm" svg:y="8.688cm">
          <draw:text-box>
            <text:p><text:span text:style-name="T1">Solution = [3, 1]</text:span></text:p>
          </draw:text-box>
        </draw:frame>
        <draw:frame draw:style-name="gr10" draw:text-style-name="P5" draw:layer="layout" svg:width="9.45cm" svg:height="1.013cm" svg:x="18.415cm" svg:y="1.527cm">
          <draw:text-box>
            <text:p><text:span text:style-name="T1">Greedy, </text:span><text:span text:style-name="T1">Dynami</text:span><text:span text:style-name="T1">c, </text:span><text:span text:style-name="T1">Determ</text:span><text:span text:style-name="T1">inistic</text:span></text:p>
          </draw:text-box>
        </draw:frame>
        <draw:frame draw:style-name="gr12" draw:text-style-name="P6" draw:layer="layout" svg:width="15.22cm" svg:height="0.962cm" svg:x="7.08cm" svg:y="2.848cm">
          <draw:text-box>
            <text:p>Dispatching rule: select max. ratio #uncovered / cost</text:p>
          </draw:text-box>
        </draw:frame>
        <draw:frame draw:style-name="gr7" draw:text-style-name="P6" draw:layer="layout" svg:width="2.336cm" svg:height="1.673cm" svg:x="1.005cm" svg:y="4.088cm">
          <draw:text-box>
            <text:p>C = 2</text:p>
          </draw:text-box>
        </draw:frame>
        <draw:frame draw:style-name="gr7" draw:text-style-name="P6" draw:layer="layout" svg:width="2.992cm" svg:height="1.673cm" svg:x="3.922cm" svg:y="4.088cm">
          <draw:text-box>
            <text:p>C = 10</text:p>
          </draw:text-box>
        </draw:frame>
        <draw:frame draw:style-name="gr7" draw:text-style-name="P6" draw:layer="layout" svg:width="2.336cm" svg:height="1.673cm" svg:x="6.839cm" svg:y="4.088cm">
          <draw:text-box>
            <text:p>C = 1</text:p>
          </draw:text-box>
        </draw:frame>
        <draw:frame draw:style-name="gr7" draw:text-style-name="P6" draw:layer="layout" svg:width="2.336cm" svg:height="1.673cm" svg:x="14.395cm" svg:y="4.188cm">
          <draw:text-box>
            <text:p>C = 2</text:p>
          </draw:text-box>
        </draw:frame>
        <draw:frame draw:style-name="gr7" draw:text-style-name="P6" draw:layer="layout" svg:width="3.646cm" svg:height="1.673cm" svg:x="17.312cm" svg:y="4.188cm">
          <draw:text-box>
            <text:p>C = 10</text:p>
          </draw:text-box>
        </draw:frame>
        <draw:frame draw:style-name="gr7" draw:text-style-name="P6" draw:layer="layout" svg:width="2.336cm" svg:height="1.673cm" svg:x="20.229cm" svg:y="4.188cm">
          <draw:text-box>
            <text:p>C = 1</text:p>
          </draw:text-box>
        </draw:frame>
        <draw:frame draw:style-name="gr7" draw:text-style-name="P6" draw:layer="layout" svg:width="3.475cm" svg:height="1.673cm" svg:x="14.405cm" svg:y="13.488cm">
          <draw:text-box>
            <text:p>R = 0.5</text:p>
          </draw:text-box>
        </draw:frame>
        <draw:frame draw:style-name="gr7" draw:text-style-name="P6" draw:layer="layout" svg:width="3.175cm" svg:height="1.673cm" svg:x="17.145cm" svg:y="13.488cm">
          <draw:text-box>
            <text:p>R = 0.3</text:p>
          </draw:text-box>
        </draw:frame>
        <draw:frame draw:style-name="gr7" draw:text-style-name="P6" draw:layer="layout" svg:width="3.175cm" svg:height="1.673cm" svg:x="19.685cm" svg:y="13.488cm">
          <draw:text-box>
            <text:p>R = 0</text:p>
          </draw:text-box>
        </draw:frame>
        <draw:frame draw:style-name="gr7" draw:text-style-name="P6" draw:layer="layout" svg:width="3.24cm" svg:height="1.673cm" svg:x="1.005cm" svg:y="13.488cm">
          <draw:text-box>
            <text:p>R = 1</text:p>
          </draw:text-box>
        </draw:frame>
        <draw:frame draw:style-name="gr7" draw:text-style-name="P6" draw:layer="layout" svg:width="3.175cm" svg:height="1.673cm" svg:x="3.61cm" svg:y="13.488cm">
          <draw:text-box>
            <text:p>R = 0.3</text:p>
          </draw:text-box>
        </draw:frame>
        <draw:frame draw:style-name="gr7" draw:text-style-name="P6" draw:layer="layout" svg:width="3.24cm" svg:height="1.673cm" svg:x="6.285cm" svg:y="13.488cm">
          <draw:text-box>
            <text:p>R = 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</text:span><text:span text:style-name="T1">uri</text:span><text:span text:style-name="T1">sti</text:span><text:span text:style-name="T1">c 3</text:span></text:p>
          </draw:text-box>
        </draw:frame>
        <draw:frame draw:style-name="gr2" draw:layer="layout" svg:width="7.407cm" svg:height="7.295cm" svg:x="1.097cm" svg:y="5.864cm">
          <table:table table:template-name="black-dark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  <table:table-row table:style-name="ro1" table:default-cell-style-name="dark-gray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6" draw:layer="layout" svg:width="2.742cm" svg:height="1.673cm" svg:x="0.405cm" svg:y="4.788cm">
          <draw:text-box>
            <text:p>N = 2</text:p>
          </draw:text-box>
        </draw:frame>
        <draw:frame draw:style-name="gr7" draw:text-style-name="P6" draw:layer="layout" svg:width="2.742cm" svg:height="1.673cm" svg:x="3.829cm" svg:y="4.788cm">
          <draw:text-box>
            <text:p>N = 3</text:p>
          </draw:text-box>
        </draw:frame>
        <draw:frame draw:style-name="gr7" draw:text-style-name="P6" draw:layer="layout" svg:width="2.742cm" svg:height="1.673cm" svg:x="7.253cm" svg:y="4.788cm">
          <draw:text-box>
            <text:p>N = 4</text:p>
          </draw:text-box>
        </draw:frame>
        <draw:frame draw:style-name="gr13" draw:text-style-name="P5" draw:layer="layout" svg:width="8.584cm" svg:height="1.013cm" svg:x="18.415cm" svg:y="1.527cm">
          <draw:text-box>
            <text:p><text:span text:style-name="T1">Gre</text:span><text:span text:style-name="T1">ed</text:span><text:span text:style-name="T1">y, </text:span><text:span text:style-name="T1">Dy</text:span><text:span text:style-name="T1">na</text:span><text:span text:style-name="T1">mi</text:span><text:span text:style-name="T1">c, </text:span><text:span text:style-name="T2">Sto</text:span><text:span text:style-name="T2">ch</text:span><text:span text:style-name="T2">ast</text:span><text:span text:style-name="T2">ic</text:span></text:p>
          </draw:text-box>
        </draw:frame>
        <draw:frame draw:style-name="gr14" draw:text-style-name="P6" draw:layer="layout" svg:width="5.055cm" svg:height="0.962cm" svg:x="10.822cm" svg:y="4.448cm">
          <draw:text-box>
            <text:p>Dispatching rule</text:p>
          </draw:text-box>
        </draw:frame>
        <draw:frame draw:style-name="gr7" draw:text-style-name="P6" draw:layer="layout" svg:width="2.742cm" svg:height="1.673cm" svg:x="0.405cm" svg:y="4.088cm">
          <draw:text-box>
            <text:p>C = 2</text:p>
          </draw:text-box>
        </draw:frame>
        <draw:frame draw:style-name="gr7" draw:text-style-name="P6" draw:layer="layout" svg:width="3.512cm" svg:height="1.673cm" svg:x="3.829cm" svg:y="4.088cm">
          <draw:text-box>
            <text:p>C = 10</text:p>
          </draw:text-box>
        </draw:frame>
        <draw:frame draw:style-name="gr7" draw:text-style-name="P6" draw:layer="layout" svg:width="2.742cm" svg:height="1.673cm" svg:x="7.253cm" svg:y="4.088cm">
          <draw:text-box>
            <text:p>C = 1</text:p>
          </draw:text-box>
        </draw:frame>
        <draw:frame draw:style-name="gr7" draw:text-style-name="P6" draw:layer="layout" svg:width="3.24cm" svg:height="1.673cm" svg:x="1.005cm" svg:y="13.488cm">
          <draw:text-box>
            <text:p>R = 1</text:p>
          </draw:text-box>
        </draw:frame>
        <draw:frame draw:style-name="gr7" draw:text-style-name="P6" draw:layer="layout" svg:width="3.175cm" svg:height="1.673cm" svg:x="3.61cm" svg:y="13.488cm">
          <draw:text-box>
            <text:p>R = 0.3</text:p>
          </draw:text-box>
        </draw:frame>
        <draw:frame draw:style-name="gr7" draw:text-style-name="P6" draw:layer="layout" svg:width="3.24cm" svg:height="1.673cm" svg:x="6.285cm" svg:y="13.488cm">
          <draw:text-box>
            <text:p>R = 4</text:p>
          </draw:text-box>
        </draw:frame>
        <draw:frame draw:style-name="gr15" draw:text-style-name="P6" draw:layer="layout" svg:width="6.501cm" svg:height="0.962cm" svg:x="10.823cm" svg:y="5.948cm">
          <draw:text-box>
            <text:p>90% - Pick max. ratio</text:p>
          </draw:text-box>
        </draw:frame>
        <draw:frame draw:style-name="gr16" draw:text-style-name="P4" draw:layer="layout" svg:width="14.505cm" svg:height="1.673cm" svg:x="10.895cm" svg:y="7.192cm">
          <draw:text-box>
            <text:p><text:span text:style-name="T3">10%</text:span> - Threshold = <text:span text:style-name="T3">80% </text:span>of max. ratio </text:p>
            <text:p><text:tab/> <text:s text:c="2"/>Choose randomly {ratio &gt; threshold}</text:p>
          </draw:text-box>
        </draw:frame>
        <draw:frame draw:style-name="gr17" draw:text-style-name="P6" draw:layer="layout" svg:width="9.078cm" svg:height="0.962cm" svg:x="10.795cm" svg:y="9.96cm">
          <draw:text-box>
            <text:p>There are two free parameter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Sans" svg:font-family="'Fira Sans'" style:font-adornments="Regular" style:font-family-generic="swiss" style:font-pitch="variable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2:12:32.657370113</meta:creation-date>
    <dc:date>2024-10-11T08:49:44.591462486</dc:date>
    <meta:editing-duration>PT20M</meta:editing-duration>
    <meta:editing-cycles>5</meta:editing-cycles>
    <meta:generator>LibreOffice/24.8.1.2$Linux_X86_64 LibreOffice_project/480$Build-2</meta:generator>
    <meta:document-statistic meta:object-count="92"/>
  </office:meta>
</office:document-meta>
</file>